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ae17e" officeooo:paragraph-rsid="001ae17e" style:font-weight-asian="bold" style:font-weight-complex="bold"/>
    </style:style>
    <style:style style:name="P2" style:family="paragraph" style:parent-style-name="Standard">
      <style:text-properties fo:font-weight="normal" officeooo:rsid="001ae17e" officeooo:paragraph-rsid="001ae17e" style:font-weight-asian="normal" style:font-weight-complex="normal"/>
    </style:style>
    <style:style style:name="P3" style:family="paragraph" style:parent-style-name="Standard">
      <style:text-properties fo:font-weight="normal" officeooo:rsid="001ae17e" officeooo:paragraph-rsid="001ae17e" style:font-weight-asian="normal" style:font-weight-complex="normal"/>
    </style:style>
    <style:style style:name="P4" style:family="paragraph" style:parent-style-name="Standard">
      <style:text-properties fo:font-weight="normal" officeooo:rsid="0020038c" officeooo:paragraph-rsid="0020038c" style:font-weight-asian="normal" style:font-weight-complex="normal"/>
    </style:style>
    <style:style style:name="P5" style:family="paragraph" style:parent-style-name="Standard">
      <style:text-properties fo:font-weight="normal" officeooo:rsid="00209a03" officeooo:paragraph-rsid="00209a03" style:font-weight-asian="normal" style:font-weight-complex="normal"/>
    </style:style>
    <style:style style:name="P6" style:family="paragraph" style:parent-style-name="Standard">
      <style:text-properties fo:font-weight="normal" officeooo:rsid="00217c27" officeooo:paragraph-rsid="00217c27" style:font-weight-asian="normal" style:font-weight-complex="normal"/>
    </style:style>
    <style:style style:name="P7" style:family="paragraph" style:parent-style-name="Standard">
      <style:text-properties fo:font-weight="normal" officeooo:rsid="00217c27" officeooo:paragraph-rsid="0021c07b" style:font-weight-asian="normal" style:font-weight-complex="normal"/>
    </style:style>
    <style:style style:name="P8" style:family="paragraph" style:parent-style-name="Standard">
      <style:text-properties fo:font-weight="normal" officeooo:rsid="00217f4b" officeooo:paragraph-rsid="00217f4b" style:font-weight-asian="normal" style:font-weight-complex="normal"/>
    </style:style>
    <style:style style:name="P9" style:family="paragraph" style:parent-style-name="Standard">
      <style:text-properties fo:font-weight="normal" officeooo:rsid="00217f4b" officeooo:paragraph-rsid="0021c07b" style:font-weight-asian="normal" style:font-weight-complex="normal"/>
    </style:style>
    <style:style style:name="P10" style:family="paragraph" style:parent-style-name="Standard">
      <style:text-properties fo:font-weight="bold" officeooo:rsid="001e56c6" officeooo:paragraph-rsid="001e56c6" style:font-weight-asian="bold" style:font-weight-complex="bold"/>
    </style:style>
    <style:style style:name="P11" style:family="paragraph" style:parent-style-name="Standard">
      <style:text-properties fo:font-weight="bold" officeooo:rsid="0020038c" officeooo:paragraph-rsid="0020038c" style:font-weight-asian="bold" style:font-weight-complex="bold"/>
    </style:style>
    <style:style style:name="P12" style:family="paragraph" style:parent-style-name="Standard">
      <style:text-properties fo:font-weight="bold" officeooo:rsid="00209a03" officeooo:paragraph-rsid="00209a03" style:font-weight-asian="bold" style:font-weight-complex="bold"/>
    </style:style>
    <style:style style:name="P13" style:family="paragraph" style:parent-style-name="Standard">
      <style:text-properties fo:font-weight="bold" officeooo:rsid="00217c27" officeooo:paragraph-rsid="00217c27" style:font-weight-asian="bold" style:font-weight-complex="bold"/>
    </style:style>
    <style:style style:name="P14" style:family="paragraph" style:parent-style-name="Standard">
      <style:text-properties fo:font-weight="bold" officeooo:rsid="00217c27" officeooo:paragraph-rsid="0021af39" style:font-weight-asian="bold" style:font-weight-complex="bold"/>
    </style:style>
    <style:style style:name="P15" style:family="paragraph" style:parent-style-name="Standard">
      <style:text-properties fo:font-weight="bold" officeooo:rsid="00217c27" officeooo:paragraph-rsid="0021c07b" style:font-weight-asian="bold" style:font-weight-complex="bold"/>
    </style:style>
    <style:style style:name="P16" style:family="paragraph" style:parent-style-name="Standard">
      <style:text-properties fo:font-weight="bold" officeooo:rsid="00217f4b" officeooo:paragraph-rsid="00217f4b" style:font-weight-asian="bold" style:font-weight-complex="bold"/>
    </style:style>
    <style:style style:name="T1" style:family="text">
      <style:text-properties officeooo:rsid="001c693c"/>
    </style:style>
    <style:style style:name="T2" style:family="text">
      <style:text-properties fo:font-weight="normal" style:font-weight-asian="normal" style:font-weight-complex="normal"/>
    </style:style>
    <style:style style:name="T3" style:family="text">
      <style:text-properties fo:font-weight="normal" officeooo:rsid="00209a03" style:font-weight-asian="normal" style:font-weight-complex="normal"/>
    </style:style>
    <style:style style:name="T4" style:family="text">
      <style:text-properties fo:font-weight="normal" officeooo:rsid="0021af39" style:font-weight-asian="normal" style:font-weight-complex="normal"/>
    </style:style>
    <style:style style:name="T5" style:family="text">
      <style:text-properties fo:font-weight="normal" officeooo:rsid="0021c07b"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209a03"/>
    </style:style>
    <style:style style:name="T8" style:family="text">
      <style:text-properties officeooo:rsid="00217f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des of conduct</text:p>
      <text:p text:style-name="P2">Codes of conduct: A code in which organizations (like companies or professional associations) lay down guidelines for responsible behavior of their members.</text:p>
      <text:p text:style-name="P2">Professional code: Code of conduct hat is formulated by a professional association.</text:p>
      <text:p text:style-name="P2">Corporate code: Code of conduct that <text:span text:style-name="T1">i</text:span>s formulated by a company.</text:p>
      <text:p text:style-name="P2">Aspirational code: A code that expresses the moral values of a profession or company.</text:p>
      <text:p text:style-name="P2">Advisory codes: A code of conduct that has the objective to help individual professionals or employees to exercise moral judgments in concrete situations.</text:p>
      <text:p text:style-name="P2">Disciplinary code: A code that has the objective to achieve that the behavior of all professionals or employees meets certain values and norms.</text:p>
      <text:p text:style-name="P10">Professional code:</text:p>
      <text:p text:style-name="P10"><text:span text:style-name="T2">Profession Often mentioned characteristics of a profession include:</text:span></text:p>
      <text:p text:style-name="P10"><text:span text:style-name="T2">1) use of specialized knowledge and skills;</text:span></text:p>
      <text:p text:style-name="P10"><text:span text:style-name="T2">2) a monopoly on the carrying out of the occupation</text:span></text:p>
      <text:p text:style-name="P10"><text:span text:style-name="T2">3) assessment only possible by peers. </text:span></text:p>
      <text:p text:style-name="P10"><text:span text:style-name="T2">4) service orientation to society 5) ethical standards.</text:span></text:p>
      <text:p text:style-name="P10"><text:span text:style-name="T2">Integrity Living by one’s own (moral) values, norms and commitments.</text:span></text:p>
      <text:p text:style-name="P10"><text:span text:style-name="T2">Honesty Telling what one has good reasons to believe to be true and disclosing all relevant information.</text:span></text:p>
      <text:p text:style-name="P10"><text:span text:style-name="T2">Conflict of interest The situation in which one has an interest (personal or professional) that, when pursued, can conflict with meeting one’s professional obligations to an employer or to (other) clients.</text:span></text:p>
      <text:p text:style-name="P11">Corporate code:</text:p>
      <text:p text:style-name="P11"><text:span text:style-name="T2">Corporate Social Responsibility The responsibility of companies towards stakeholders and to society at large that extends beyond meeting the law and serving shareholders’ interests.</text:span></text:p>
      <text:p text:style-name="P11"><text:span text:style-name="T2">Mission statement Many corporate codes contain a mission statement that concisely formulates the</text:span></text:p>
      <text:p text:style-name="P11"><text:span text:style-name="T2">strategic objectives of the company and answers the question what the organization stands for.</text:span></text:p>
      <text:p text:style-name="P11"><text:span text:style-name="T2">Core values: Core values express the qualities that a company considers desirable and which</text:span></text:p>
      <text:p text:style-name="P11"><text:span text:style-name="T2">ground business conduct and outcomes.</text:span></text:p>
      <text:p text:style-name="P11"><text:span text:style-name="T2">Responsibility to stakeholders Most corporate codes also express responsibilities to a variety of stakeholders like consumers, employees, investors, society, and the environment.</text:span></text:p>
      <text:p text:style-name="P11"><text:span text:style-name="T2">Stakeholder principles Principles that guide the relationship between a company and its stakeholders.</text:span></text:p>
      <text:p text:style-name="P11"><text:span text:style-name="T2"><text:s/></text:span><text:span text:style-name="T7">Limitations:</text:span></text:p>
      <text:p text:style-name="P4">Window-dressing Presenting a favorable impression that is not based on the actual facts</text:p>
      <text:p text:style-name="P4"><text:s/>Uncritical loyalty Placing the interests of the employer, as the employer defines those interests, above any other considerations.</text:p>
      <text:p text:style-name="P4">Critical loyalty Giving due regard to the interest of the employer, insofar as this is possible within the constraints of the employee’s personal and professional ethics.</text:p>
      <text:p text:style-name="P4">Confidentiality duties Duties on employees to keep silent certain information.</text:p>
      <text:p text:style-name="P4"><text:s/>External auditing Assessing of a company in terms of its code of conduct by an external organization.</text:p>
      <text:p text:style-name="P12">Global code:</text:p>
      <text:p text:style-name="P5">Professional autonomy The ideal that individual professionals achieve themselves moral conclusions by reasoning clearly and carefully.</text:p>
      <text:p text:style-name="P5"><text:s/><text:span text:style-name="T6">Ethical issues during design:</text:span></text:p>
      <text:p text:style-name="P5">Engineering design The activity in which certain functions are translated nto a blueprint for an artifact, system, or service that can fulfill these functions with the help of engineering knowledge.</text:p>
      <text:p text:style-name="P5"><text:s/>Design process An iterative process in which certain functions are translated into a blueprint for an artifact, system, or service. Often the following six stages are distinguished: problem analysis and formulation; conceptual design; <text:s/>simulation; decision; detail design; and prototype development and testing.</text:p>
      <text:p text:style-name="P12">Problem analysis</text:p>
      <text:p text:style-name="P5"><text:soft-page-break/><text:s/>Problem analysis stage The stage of the design process in which the designer or the design team analyses and formulates the design problem, including the design requirements.</text:p>
      <text:p text:style-name="P5">Design requirements Requirements that a good or acceptable design has to meet.</text:p>
      <text:p text:style-name="P5"><text:s/>Technical codes and standards Technical codes are legal requirements that are enforced by a governmental body to protect safety, health, and other relevant values. Technical standards are usually recommendations rather than legal requirements that are written by engineering experts in standardization committees.</text:p>
      <text:p text:style-name="P5">Certification The process in which it is judged whether a certain technology meets the applicable technical codes and standards.</text:p>
      <text:p text:style-name="P12">Conceptual design</text:p>
      <text:p text:style-name="P5">Conceptual design stage The stage in which the designer or the design team generates concept designs. The focus is on an integral approach to the design problem.</text:p>
      <text:p text:style-name="P5"><text:s/>Creativity The virtue of being able to think out or invent new, often <text:s/>unexpected, options or ideas. Creativity is an important professional virtue for designers.</text:p>
      <text:p text:style-name="P5"><text:s/><text:span text:style-name="T6">Simulation</text:span></text:p>
      <text:p text:style-name="P5">Simulation stage The stage of the design process in which the designer or the design team checks through calculations, tests, and simulations whether the concept designs meet the <text:s/>design requirements.</text:p>
      <text:p text:style-name="P5"><text:s/><text:span text:style-name="T6">Decision</text:span></text:p>
      <text:p text:style-name="P5">Decision stage The stage of the design process in which various concept designs are compared with each other and a choice is made for a design that <text:s/>has to be detailed.</text:p>
      <text:p text:style-name="P5">Design criteria A kind of design <text:s/>requirements which are formulated in such a way that products meet them to a greater or lesser extent. Design criteria are often used to compare and choose between different concept designs.</text:p>
      <text:p text:style-name="P5">Trade off Compromise between <text:s/>design criteria. For example, you trade off a certain level of safety for a certain level of sustainability.</text:p>
      <text:p text:style-name="P5"><text:s text:c="2"/>Organizational deviance Norms that are seen as deviant or unethical outside the organization are seen within the organization as normal and legitimate.</text:p>
      <text:p text:style-name="P12">Detail design</text:p>
      <text:p text:style-name="P5">Detail design stage The stage in which a chosen design is elaborated on and detailed.</text:p>
      <text:p text:style-name="P5">Test The execution of a technology in circumstances set and controlled by the experimenter, and in which data <text:span text:style-name="T8">a</text:span>re gathered systematically about how the technology functions in practice.</text:p>
      <text:p text:style-name="P12">Tradeoffs and value conflicts</text:p>
      <text:p text:style-name="P5"><text:s/>Value conflict A value conflict arises if (1) a choice has to be made between at least two options for which at least two values are relevant as choice criteria, (2) at least two different values select at least two different options as best, and (3) the values do not trump each other.</text:p>
      <text:p text:style-name="P5">Trumping (of values) If one value trumps another any (small) amount of the first value is worth more than any (large) amount of the second value.</text:p>
      <text:p text:style-name="P5"><text:s/><text:span text:style-name="T6">Cost-benefit analysis</text:span></text:p>
      <text:p text:style-name="P5">Cost-benefit analysis A method for comparing alternatives in which all the relevant advantages (benefits) and disadvantages (costs) of the options are expressed in monetary units and the overall monetary cost or benefit of each alternative is calculated.</text:p>
      <text:p text:style-name="P5"><text:s/>Discount rate The rate that is used in cost-benefit analysis to discount future <text:s/>benefits (or costs). This is done because 1 dollar now is worth more than 1 dollar in 10 years time.</text:p>
      <text:p text:style-name="P5"><text:s text:c="2"/>Contingent validation An approach <text:s/>to express values like safety or <text:s/>sustainability in monetary units by asking people how much they are willing to pay for a certain level of safety or sustainability (for example, the preservation of a piece of beautiful nature).</text:p>
      <text:p text:style-name="P12">Multiple criteria benefit</text:p>
      <text:p text:style-name="P5"><text:s/>Multiple criteria analysis A method <text:s/>for comparing alternatives in which various decision criteria are</text:p>
      <text:p text:style-name="P5"><text:soft-page-break/>distinguished on basis of which the alternatives are scored. On basis of the score of each of the alternatives on the individual criteria, usually a total score is calculated for each alternative.</text:p>
      <text:p text:style-name="P12">Threshold</text:p>
      <text:p text:style-name="P5">Threshold The minimal level of a (design) criterion or value that an alternative has to meet in order to be acceptable with respect to that criterion or value.</text:p>
      <text:p text:style-name="P5"><text:s/>Value Sensitive Design An approach that aims at integrating values of ethical <text:s/>importance in a systematic way in engineering design.</text:p>
      <text:p text:style-name="P13">Regulatory framework<text:line-break/><text:span text:style-name="T3"> Regulatory framework The totality of (product-specific) rules that apply to the design and development of a technology.</text:span></text:p>
      <text:p text:style-name="P5">Normal design Design in which the normal configuration and working principle of the product remain the same.</text:p>
      <text:p text:style-name="P5">Radical design The opposite of normal design. Design in which either the normal configuration or the working principle (or both) of an existing product is changed.</text:p>
      <text:p text:style-name="P5">Working principle The (scientific) principle on which the working of a product is based.</text:p>
      <text:p text:style-name="P13">Designing morality</text:p>
      <text:p text:style-name="P6"><text:s/>Technological mediation The phenomenon that when technologies fulfill their functions, they also help to shape the actions and perceptions of their users.</text:p>
      <text:p text:style-name="P6">Mediation of perception The influence of artifacts on human perception, that is, the sensory relationship with reality.</text:p>
      <text:p text:style-name="P6">Structure of amplification and reduction The fact that mediating technologies amplify specific aspects of (the perception of) reality while reducing other aspects.</text:p>
      <text:p text:style-name="P6">Multistability The phenomenon that a technology can have several “stabilities,” depending on the way it is embedded in a use context.</text:p>
      <text:p text:style-name="P6">Mediation of action The influence of artifacts on human action.</text:p>
      <text:p text:style-name="P6">Script A prescription how to act that is built (designed) into an artifact.</text:p>
      <text:p text:style-name="P6">Invitation-inhibition structure The <text:span text:style-name="T8">f</text:span>act that mediating technology invited specific actions, while other actions are inhibited.</text:p>
      <text:p text:style-name="P6"><text:s/>Moralization of technology The deliberate development of technologies in order to shape moral action and decision-making.</text:p>
      <text:p text:style-name="P6">Anticipating mediation by imagination Trying to imagine the ways technology-in-design could be used. This insight is then used to deliberately shape user operations and interpretations.</text:p>
      <text:p text:style-name="P13">Ethical aspects of technical risk</text:p>
      <text:p text:style-name="P13"><text:span text:style-name="T2">Hazard Possible damage or otherwise undesirable effect.</text:span></text:p>
      <text:p text:style-name="P13"><text:span text:style-name="T2"><text:s/>Risk A risk is a specification of a <text:s/>hazard. The most often used definition of risk is the product of the probability of an undesirable event and the effect of that event.</text:span></text:p>
      <text:p text:style-name="P13"><text:span text:style-name="T2">Safety The condition that refers to a situation in which the risks have been reduced as far as reasonably feasible and desirable.</text:span></text:p>
      <text:p text:style-name="P14"><text:span text:style-name="T2">Acceptable risk A risk that is morally acceptable. The following considerations are relevant for deciding whether a risk is morally acceptable: (1) the degree of informed consent with the risk; (2) the degree to which the benefits of a risky activity weigh up against the disadvantages and risks; (3) th</text:span><text:span text:style-name="T4">e</text:span><text:span text:style-name="T2"> availability of alternatives with a lower risk; and (4) the degree to which risks and advantages are justly distributed.</text:span></text:p>
      <text:p text:style-name="P14"><text:span text:style-name="T2"><text:s/>Uncertainty A lack of knowledge. Refers to situations in which we know the type of consequences, but cannot meaningfully attribute probabilities to the occurrence of such consequences</text:span></text:p>
      <text:p text:style-name="P13"><text:span text:style-name="T2"><text:s/>Ignorance Lack of knowledge. Refers to the situation in which we do not know what we do not know.<text:tab/></text:span></text:p>
      <text:p text:style-name="P13"><text:span text:style-name="T2">Ambiguity The property that <text:s/>different interpretations or meanings can be given to a term.</text:span></text:p>
      <text:p text:style-name="P13">Engineer’s responsibility for safety</text:p>
      <text:p text:style-name="P6"><text:soft-page-break/><text:s/>Inherently safe design An approach to safe design that avoids hazards instead of coping with them, for example by replacing substances, mechanisms and reactions that are hazardous by less hazardous ones. Safety factor A factor or ratio by which an installation is made safer than is needed to withstand either the expected or the maximum (expected) load.</text:p>
      <text:p text:style-name="P6"><text:s/>Negative feedback mechanism A mechanism that if a device fails or an operator loses control assures that the (dangerous) device shuts down.</text:p>
      <text:p text:style-name="P6"><text:s/>Multiple independent safety barriers A chain of safety barriers that operate independently of each other so that if one fails the others do not necessarily also fail.</text:p>
      <text:p text:style-name="P6"><text:s/>Risk assessment A systematic <text:s/>investigation in which the risks of a technology of an activity are mapped and expressed quantitatively in a certain risk measure.</text:p>
      <text:p text:style-name="P6"><text:s/>Failure mode Series of events that <text:s/>may lead to the failure of an installation.</text:p>
      <text:p text:style-name="P6">Event tree Tree of events in which one starts with a certain event and considers what events will follow.</text:p>
      <text:p text:style-name="P6">Fault tree Tree of events in which we move backwards from an unwanted event (a fault) to the events that could lead to the undesirable event.</text:p>
      <text:p text:style-name="P6">Animal tests Tests for determining <text:s/>dose-response relationships by exposing animals to various dosages and assessing their response.</text:p>
      <text:p text:style-name="P6">Epidemiological research Research in which population data is used to find out what the relationship is between the occurrence of certain diseases or certain mental deviations and certain factors that may cause these deviations.</text:p>
      <text:p text:style-name="P6"><text:s/>Models for dose-response relationships Models that presuppose or predict a certain relationship between dose and response.</text:p>
      <text:p text:style-name="P6">Type I error The mistake of assuming that a scientific statement is true while it actually is false. Applied to risk assessment: The mistake that one assumes a risk when there is actually no risk.</text:p>
      <text:p text:style-name="P6"><text:s/>Type II error The mistake of assuming that a scientific statement is false while it actually is true. Applied to risk assessment: The mistake that one assumes that there is no risk while there actually is a risk.</text:p>
      <text:p text:style-name="P7"><text:s/>Informed consent: Principle that states that activities (experiments, risks) are acceptable if people have freely consented to them after being fully informed about the (potential) risks and benefits of these activities (experiments, risks).</text:p>
      <text:p text:style-name="P7"><text:s/>Risk-cost-benefit analysis This is a variant of regular cost-benefit analysis. The social costs for risk reduction are weighed against the social benefits offered by risk reduction, so achieving an optimal level of risk in which the social benefits are highest.</text:p>
      <text:p text:style-name="P7"><text:s/>Best available technology As an approach to acceptable risk (or acceptable environmental emissions), best available technology refers to an approach that does not prescribe a specific technology but uses the best available technological alternative as yardstick for what is acceptable.</text:p>
      <text:p text:style-name="P7">Personal risks Risks that only affect an individual and not a collective. For example, the risk of smoking. The relevant distinction with collective risk is whether the individual can stop or avert the risks for him or her individually. We can individually decide not to smoke but cannot individually prevent flooding for ourselves.</text:p>
      <text:p text:style-name="P7">Collective risks Risks that affect a collective of people and not just individuals, like the risks of flooding. Risk communicators Specialists that inform, or advise how to inform, the public about risks and hazards. </text:p>
      <text:p text:style-name="P7">Precautionary principle Principle that prescribes how to deal with threats that are uncertain and/or cannot be scientifically established. In it most general form the precautionary principle has the following general format: If there is (1) a threat, which is (2) uncertain, then (3) some kind of</text:p>
      <text:p text:style-name="P7">action (4) is mandatory. This definition has four dimensions: (1) the threat dimension; (2) the uncertainty dimension; (3) the action dimension; and (4) the prescription dimension.<text:tab/></text:p>
      <text:p text:style-name="P7"><text:soft-page-break/>Societal experiments We speak of the <text:s/>introduction of new technology in society as a societal experiment if the (final) testing of possible hazards and risks of a technology and its functioning take place by the actual implementation of a technology in society.</text:p>
      <text:p text:style-name="P6">Hypothetical consent Hypothetical consent refers to a form of informed consent in which people do not actually consent to something but are hypothetically supposed to consent if certain conditions are met, for example that it would be rational for them to consent or in their own interest.</text:p>
      <text:p text:style-name="P13">Distribution of Responsibility</text:p>
      <text:p text:style-name="P13"><text:span text:style-name="T2"><text:s/>Collective responsibility The responsibility of a collective of people.</text:span></text:p>
      <text:p text:style-name="P13"><text:span text:style-name="T2"><text:s/>Problem of many hands The occurrence of the situation in which the collective can reasonably be held morally responsible for an outcome, while none of the individuals can be reasonably held responsible for that outcome.</text:span></text:p>
      <text:p text:style-name="P13"><text:span text:style-name="T2"><text:s/>Distribution of responsibility The ascription or apportioning of (individual) responsibilities to various actors.</text:span></text:p>
      <text:p text:style-name="P13"><text:span text:style-name="T2"><text:s/>Moral fairness requirement The requirement that a distribution of responsibility should be fair (just). In case of passive responsibility, this can be interpreted as that a person should only be held responsible if that person can be reasonably held responsible according the following conditions: wrong-doing; causal contribution; foreseeability; and freedom of action. In terms of active responsibility it can be interpreted as implying that persons should only be allocated responsibilities that they can live by.</text:span></text:p>
      <text:p text:style-name="P13"><text:span text:style-name="T2"><text:s/>Effectiveness requirement The moral requirement that states that responsibility should be so distributed that the distribution has the best consequences, that is, is effective in preventing harm (and in achieving positive consequences).</text:span></text:p>
      <text:p text:style-name="P13"><text:span text:style-name="T2">Liability Legal responsibility: backward-looking responsibility according to the law. Usually related to the obligation to pay a fine or repair or repay damages.</text:span></text:p>
      <text:p text:style-name="P13"><text:span text:style-name="T2"><text:s/>Regulation A legal tool that can forbid the development, production, or use of certain technological products, but more often it formulates a set of the boundary conditions for the design, production, and use of technologies.</text:span></text:p>
      <text:p text:style-name="P13"><text:span text:style-name="T2">Negligence Not living by certain <text:s/>duties. Negligence is often a main condition for legal liability. In order to show negligence for the law, usually proof must be given of a duty owed, a breach of that duty, an injury or damage, and a causal connection between the breach and the injury or damage.</text:span></text:p>
      <text:p text:style-name="P15"><text:span text:style-name="T2">Duty of care The legal obligation to adhere to a reasonable standard of care when performing any acts that could foreseeably harm others.</text:span></text:p>
      <text:p text:style-name="P15"><text:span text:style-name="T2"><text:s/>Strict liability A form of liability that does not require the defendant to be negligent.</text:span></text:p>
      <text:p text:style-name="P13"><text:span text:style-name="T2"><text:s/>Product liability Liability of manufacturers for defects in a product, without the need to proof that those manufacturers acted negligently.</text:span></text:p>
      <text:p text:style-name="P13"><text:span text:style-name="T2">Development risks In the context of product liability: Risks that could not have been foreseen given the state of </text:span><text:span text:style-name="T5">s</text:span><text:span text:style-name="T2">cientific and technical knowledge at the time the product was put into circulation.</text:span></text:p>
      <text:p text:style-name="P13"><text:span text:style-name="T2">Corporate liability Liability of a company (corporation) when it is treated as a legal person.</text:span></text:p>
      <text:p text:style-name="P13"><text:span text:style-name="T2">Limited liability The principle that the liability of shareholders for the <text:s/>corporation’s debts and obligations is limited to the value of their shares.</text:span></text:p>
      <text:p text:style-name="P13"><text:span text:style-name="T2">Hierarchical responsibility model The model in which only the organization’s top level of personnel is <text:s/>held responsible for the actions of (people in) the organization.</text:span></text:p>
      <text:p text:style-name="P13"><text:span text:style-name="T2">Collective responsibility model The model in which every member of a collective body is held responsible for the actions of the other members of that same collective body (and for the</text:span></text:p>
      <text:p text:style-name="P13"><text:span text:style-name="T2">responsibility of the collective).</text:span></text:p>
      <text:p text:style-name="P13"><text:span text:style-name="T2"><text:s/>Individual responsibility model The <text:s/>model in which each individual is held <text:s/>responsible insofar as he or she meets the conditions for individual responsibility.</text:span></text:p>
      <text:p text:style-name="P16">Sustainability</text:p>
      <text:p text:style-name="P8">Anthropocentrism The philosophical view that the environment has only</text:p>
      <text:p text:style-name="P8"><text:s/>instrumental value, that is, only value for humans and not in itself.</text:p>
      <text:p text:style-name="P8"><text:soft-page-break/><text:s/>Biocentrism The viewpoint that the <text:s/>environment has intrinsic value (value of its own).</text:p>
      <text:p text:style-name="P8"><text:s/>Pollution Environmental problems in which something undesirable or damaging is added to the environment.</text:p>
      <text:p text:style-name="P8"><text:s/>Exhaustion A type of environmental problem in which something valuable is removed from the environment that cannot, or at least not easily, be renewed.</text:p>
      <text:p text:style-name="P8"><text:s/>Non-renewable resources Natural <text:s/>resources that cannot be renewed or reproduced. An example is fossil fuel.</text:p>
      <text:p text:style-name="P8"><text:s/>Renewable resources Natural resources that can be renewed or reproduced.</text:p>
      <text:p text:style-name="P8">Degradation Structural damage to the environment. An example is soil erosion.</text:p>
      <text:p text:style-name="P8">Ecological footprint A measure for the total environmental impact of a person’s lifestyle expressed in an amount of space required to support this lifestyle.</text:p>
      <text:p text:style-name="P8">Sustainable development Development that meets the needs of the present without compromising the ability of future generations to meet their own needs (Brundtland definition).<text:tab/></text:p>
      <text:p text:style-name="P8">Intergenerational justice Justice that relates to the just distribution of resources between different generations.</text:p>
      <text:p text:style-name="P9"><text:s/>Intragenerational justice Justice that relates to the just distribution of resources within a generation. </text:p>
      <text:p text:style-name="P9">Property right The right to ownership of a specific matter or resource like money, land, or an</text:p>
      <text:p text:style-name="P8">environmental resource (like clean air).</text:p>
      <text:p text:style-name="P8">Polluter pays principle The principle that damage to the environment must be repaired by the party responsible for the damage.</text:p>
      <text:p text:style-name="P8"><text:s/>Stand still principle The principle <text:s/>that we must not pass on a poorer <text:s/>environment to the next generation than the one we received from the previous generation.</text:p>
      <text:p text:style-name="P8">Environmental space The (maximum) amount of use of renewable and non-renewable resources that does not exceed the boundaries of what the environment can take.</text:p>
      <text:p text:style-name="P8">Carrying capacity The amount of <text:s/>damage that can be done to the environment without that damage being irreversible.</text:p>
      <text:p text:style-name="P8">Life phases The phases through which a product goes during its “life”: production phase, use phase, and removal phase.</text:p>
      <text:p text:style-name="P9"><text:s text:c="2"/>Life cycle analysis An analysis that maps the environmental impact of a product across the entire cycle of production, use, and disposal. </text:p>
      <text:p text:style-name="P9">LiDS wheel approach An abbreviation for Lifecycle Design Strategies. A qualitative oriented life</text:p>
      <text:p text:style-name="P8">cycle approach.</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6T15:28:07.743699918</meta:creation-date>
    <meta:editing-duration>PT19M56S</meta:editing-duration>
    <meta:editing-cycles>4</meta:editing-cycles>
    <meta:generator>LibreOffice/6.3.3.2.0$Linux_X86_64 LibreOffice_project/30$Build-2</meta:generator>
    <dc:date>2019-12-06T16:45:19.886295941</dc:date>
    <meta:document-statistic meta:table-count="0" meta:image-count="0" meta:object-count="0" meta:page-count="6" meta:paragraph-count="152" meta:word-count="3103" meta:character-count="20356" meta:non-whitespace-character-count="17317"/>
  </office:meta>
</office:document-meta>
</file>